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manifest.rdf" manifest:media-type="application/rdf+xml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5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000">
      <style:text-properties fo:font-weight="normal" style:font-weight-asian="normal" style:font-weight-complex="normal"/>
    </style:style>
    <style:style style:name="ce8" style:family="table-cell" style:parent-style-name="Default" style:data-style-name="N1000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v22</text:p>
          </table:table-cell>
          <table:table-cell table:style-name="ce1" office:value-type="string" calcext:value-type="string">
            <text:p>V22_2</text:p>
          </table:table-cell>
          <table:table-cell table:style-name="ce1" office:value-type="string" calcext:value-type="string">
            <text:p>V22_3</text:p>
          </table:table-cell>
          <table:table-cell table:style-name="ce1" office:value-type="string" calcext:value-type="string">
            <text:p>V22_4</text:p>
          </table:table-cell>
          <table:table-cell table:style-name="ce1" office:value-type="string" calcext:value-type="string">
            <text:p>V22_5</text:p>
          </table:table-cell>
          <table:table-cell table:style-name="ce1" office:value-type="string" calcext:value-type="string">
            <text:p>v23</text:p>
          </table:table-cell>
          <table:table-cell table:style-name="ce1" office:value-type="string" calcext:value-type="string">
            <text:p>v24</text:p>
          </table:table-cell>
          <table:table-cell table:style-name="ce1" office:value-type="string" calcext:value-type="string">
            <text:p>V24_2</text:p>
          </table:table-cell>
          <table:table-cell table:style-name="ce1" office:value-type="string" calcext:value-type="string">
            <text:p>v25</text:p>
          </table:table-cell>
          <table:table-cell table:style-name="ce1" office:value-type="string" calcext:value-type="string">
            <text:p>v26</text:p>
          </table:table-cell>
          <table:table-cell table:style-name="ce1" office:value-type="string" calcext:value-type="string">
            <text:p>V27_2</text:p>
          </table:table-cell>
          <table:table-cell table:style-name="ce1"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7798" calcext:value-type="float">
            <text:p>0.567798</text:p>
          </table:table-cell>
          <table:table-cell table:style-name="ce2" office:value-type="float" office:value="0.61413" calcext:value-type="float">
            <text:p>0.61413</text:p>
          </table:table-cell>
          <table:table-cell table:style-name="ce2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2" office:value-type="float" office:value="0.075976" calcext:value-type="float">
            <text:p>0.075976</text:p>
          </table:table-cell>
          <table:table-cell table:style-name="ce2" office:value-type="float" office:value="0.52531" calcext:value-type="float">
            <text:p>0.525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0.598035" calcext:value-type="float">
            <text:p>0.598035</text:p>
          </table:table-cell>
          <table:table-cell table:style-name="ce2" office:value-type="float" office:value="0.564866" calcext:value-type="float">
            <text:p>0.564866</text:p>
          </table:table-cell>
          <table:table-cell table:style-name="ce2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2" office:value-type="float" office:value="0.549681" calcext:value-type="float">
            <text:p>0.549681</text:p>
          </table:table-cell>
          <table:table-cell table:style-name="ce2" office:value-type="float" office:value="0.621198" calcext:value-type="float">
            <text:p>0.6211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0.63742" calcext:value-type="float">
            <text:p>0.63742</text:p>
          </table:table-cell>
          <table:table-cell table:style-name="ce2" office:value-type="float" office:value="0.649903" calcext:value-type="float">
            <text:p>0.649903</text:p>
          </table:table-cell>
          <table:table-cell table:style-name="ce2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2" office:value-type="float" office:value="0.583352" calcext:value-type="float">
            <text:p>0.583352</text:p>
          </table:table-cell>
          <table:table-cell table:style-name="ce2" office:value-type="float" office:value="0.65396" calcext:value-type="float">
            <text:p>0.65396</text:p>
          </table:table-cell>
          <table:table-cell table:style-name="ce2" office:value-type="float" office:value="0.36143" calcext:value-type="float">
            <text:p>0.36143</text:p>
          </table:table-cell>
          <table:table-cell table:style-name="ce2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0.657243" calcext:value-type="float">
            <text:p>0.657243</text:p>
          </table:table-cell>
          <table:table-cell table:style-name="ce2" office:value-type="float" office:value="0.656454" calcext:value-type="float">
            <text:p>0.656454</text:p>
          </table:table-cell>
          <table:table-cell table:style-name="ce2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2" office:value-type="float" office:value="0.595916" calcext:value-type="float">
            <text:p>0.595916</text:p>
          </table:table-cell>
          <table:table-cell table:style-name="ce2" office:value-type="float" office:value="0.650886" calcext:value-type="float">
            <text:p>0.650886</text:p>
          </table:table-cell>
          <table:table-cell table:style-name="ce2" office:value-type="float" office:value="0.596184" calcext:value-type="float">
            <text:p>0.596184</text:p>
          </table:table-cell>
          <table:table-cell table:style-name="ce2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0.659481" calcext:value-type="float">
            <text:p>0.659481</text:p>
          </table:table-cell>
          <table:table-cell table:style-name="ce2" office:value-type="float" office:value="0.616058" calcext:value-type="float">
            <text:p>0.616058</text:p>
          </table:table-cell>
          <table:table-cell table:style-name="ce2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2" office:value-type="float" office:value="0.620729" calcext:value-type="float">
            <text:p>0.620729</text:p>
          </table:table-cell>
          <table:table-cell table:style-name="ce2" office:value-type="float" office:value="0.661981" calcext:value-type="float">
            <text:p>0.661981</text:p>
          </table:table-cell>
          <table:table-cell table:style-name="ce2" office:value-type="float" office:value="0.614736" calcext:value-type="float">
            <text:p>0.614736</text:p>
          </table:table-cell>
          <table:table-cell table:style-name="ce2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0.648629" calcext:value-type="float">
            <text:p>0.648629</text:p>
          </table:table-cell>
          <table:table-cell table:style-name="ce2" office:value-type="float" office:value="0.651341" calcext:value-type="float">
            <text:p>0.651341</text:p>
          </table:table-cell>
          <table:table-cell table:style-name="ce2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2" office:value-type="float" office:value="0.655592" calcext:value-type="float">
            <text:p>0.655592</text:p>
          </table:table-cell>
          <table:table-cell table:style-name="ce2" office:value-type="float" office:value="0.669113" calcext:value-type="float">
            <text:p>0.669113</text:p>
          </table:table-cell>
          <table:table-cell table:style-name="ce2" office:value-type="float" office:value="0.641604" calcext:value-type="float">
            <text:p>0.641604</text:p>
          </table:table-cell>
          <table:table-cell table:style-name="ce2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office:value-type="float" office:value="0.669622" calcext:value-type="float">
            <text:p>0.669622</text:p>
          </table:table-cell>
          <table:table-cell table:style-name="ce2" office:value-type="float" office:value="0.66587" calcext:value-type="float">
            <text:p>0.66587</text:p>
          </table:table-cell>
          <table:table-cell table:style-name="ce2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2" office:value-type="float" office:value="0.656153" calcext:value-type="float">
            <text:p>0.656153</text:p>
          </table:table-cell>
          <table:table-cell table:style-name="ce2" office:value-type="float" office:value="0.673115" calcext:value-type="float">
            <text:p>0.673115</text:p>
          </table:table-cell>
          <table:table-cell table:style-name="ce2" office:value-type="float" office:value="0.651614" calcext:value-type="float">
            <text:p>0.651614</text:p>
          </table:table-cell>
          <table:table-cell table:style-name="ce2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5" office:value-type="float" office:value="0.678586" calcext:value-type="float">
            <text:p>0.678586</text:p>
          </table:table-cell>
          <table:table-cell table:style-name="ce2" office:value-type="float" office:value="0.686585" calcext:value-type="float">
            <text:p>0.686585</text:p>
          </table:table-cell>
          <table:table-cell table:style-name="ce2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2" office:value-type="float" office:value="0.662615" calcext:value-type="float">
            <text:p>0.662615</text:p>
          </table:table-cell>
          <table:table-cell table:style-name="ce5" office:value-type="float" office:value="0.673324" calcext:value-type="float">
            <text:p>0.673324</text:p>
          </table:table-cell>
          <table:table-cell table:style-name="ce2" office:value-type="float" office:value="0.659692" calcext:value-type="float">
            <text:p>0.659692</text:p>
          </table:table-cell>
          <table:table-cell table:style-name="ce2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2"/>
          <table:table-cell table:style-name="ce5"/>
          <table:table-cell table:style-name="ce2" table:number-columns-repeated="2"/>
          <table:table-cell table:number-columns-repeated="2"/>
          <table:table-cell table:style-name="ce2"/>
          <table:table-cell table:style-name="ce5"/>
          <table:table-cell table:number-columns-repeated="1003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office:value-type="float" office:value="0.679238" calcext:value-type="float">
            <text:p>0.679238</text:p>
          </table:table-cell>
          <table:table-cell table:style-name="ce2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5" office:value-type="float" office:value="0.680372" calcext:value-type="float">
            <text:p>0.680372</text:p>
          </table:table-cell>
          <table:table-cell table:style-name="ce2" office:value-type="float" office:value="0.654934" calcext:value-type="float">
            <text:p>0.654934</text:p>
          </table:table-cell>
          <table:table-cell table:style-name="ce2" office:value-type="float" office:value="0.66287" calcext:value-type="float">
            <text:p>0.66287</text:p>
          </table:table-cell>
          <table:table-cell table:style-name="ce2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5" office:value-type="float" office:value="0.615898" calcext:value-type="float">
            <text:p>0.615898</text:p>
          </table:table-cell>
          <table:table-cell table:style-name="ce2" table:number-columns-repeated="3"/>
          <table:table-cell table:number-columns-repeated="2"/>
          <table:table-cell table:style-name="ce5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office:value-type="float" office:value="0.6737" calcext:value-type="float">
            <text:p>0.6737</text:p>
          </table:table-cell>
          <table:table-cell table:style-name="ce2" office:value-type="float" office:value="0.681989" calcext:value-type="float">
            <text:p>0.681989</text:p>
          </table:table-cell>
          <table:table-cell table:style-name="ce2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2" office:value-type="float" office:value="0.652132" calcext:value-type="float">
            <text:p>0.652132</text:p>
          </table:table-cell>
          <table:table-cell table:style-name="ce2" office:value-type="float" office:value="0.647032" calcext:value-type="float">
            <text:p>0.647032</text:p>
          </table:table-cell>
          <table:table-cell table:style-name="ce2" office:value-type="float" office:value="0.668318" calcext:value-type="float">
            <text:p>0.668318</text:p>
          </table:table-cell>
          <table:table-cell table:style-name="ce2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office:value-type="float" office:value="0.67185" calcext:value-type="float">
            <text:p>0.67185</text:p>
          </table:table-cell>
          <table:table-cell table:style-name="ce2" office:value-type="float" office:value="0.670344" calcext:value-type="float">
            <text:p>0.670344</text:p>
          </table:table-cell>
          <table:table-cell table:style-name="ce5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2" office:value-type="float" office:value="0.64988" calcext:value-type="float">
            <text:p>0.64988</text:p>
          </table:table-cell>
          <table:table-cell table:style-name="ce2" office:value-type="float" office:value="0.65573" calcext:value-type="float">
            <text:p>0.65573</text:p>
          </table:table-cell>
          <table:table-cell table:style-name="ce2" office:value-type="float" office:value="0.644315" calcext:value-type="float">
            <text:p>0.644315</text:p>
          </table:table-cell>
          <table:table-cell table:style-name="ce5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2" table:number-columns-repeated="3"/>
          <table:table-cell table:style-name="ce5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office:value-type="float" office:value="0.652944" calcext:value-type="float">
            <text:p>0.652944</text:p>
          </table:table-cell>
          <table:table-cell table:style-name="ce2" office:value-type="float" office:value="0.655398" calcext:value-type="float">
            <text:p>0.655398</text:p>
          </table:table-cell>
          <table:table-cell table:style-name="ce2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2" office:value-type="float" office:value="0.668719" calcext:value-type="float">
            <text:p>0.668719</text:p>
          </table:table-cell>
          <table:table-cell table:style-name="ce2" office:value-type="float" office:value="0.672885" calcext:value-type="float">
            <text:p>0.672885</text:p>
          </table:table-cell>
          <table:table-cell table:style-name="ce2" office:value-type="float" office:value="0.65754" calcext:value-type="float">
            <text:p>0.65754</text:p>
          </table:table-cell>
          <table:table-cell table:style-name="ce2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office:value-type="float" office:value="0.66894" calcext:value-type="float">
            <text:p>0.66894</text:p>
          </table:table-cell>
          <table:table-cell table:style-name="ce7" office:value-type="float" office:value="0.674051" calcext:value-type="float">
            <text:p>0.674051</text:p>
          </table:table-cell>
          <table:table-cell table:style-name="ce2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2" office:value-type="float" office:value="0.673847" calcext:value-type="float">
            <text:p>0.673847</text:p>
          </table:table-cell>
          <table:table-cell table:style-name="ce2" office:value-type="float" office:value="0.691537" calcext:value-type="float">
            <text:p>0.691537</text:p>
          </table:table-cell>
          <table:table-cell table:style-name="ce7" office:value-type="float" office:value="0.673666" calcext:value-type="float">
            <text:p>0.673666</text:p>
          </table:table-cell>
          <table:table-cell table:style-name="ce2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2" table:number-columns-repeated="2"/>
          <table:table-cell table:style-name="ce7"/>
          <table:table-cell table:style-name="ce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office:value-type="float" office:value="0.67963" calcext:value-type="float">
            <text:p>0.67963</text:p>
          </table:table-cell>
          <table:table-cell table:style-name="ce2" office:value-type="float" office:value="0.681549" calcext:value-type="float">
            <text:p>0.681549</text:p>
          </table:table-cell>
          <table:table-cell table:style-name="ce2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2" office:value-type="float" office:value="0.672918" calcext:value-type="float">
            <text:p>0.672918</text:p>
          </table:table-cell>
          <table:table-cell table:style-name="ce2" office:value-type="float" office:value="0.649711" calcext:value-type="float">
            <text:p>0.649711</text:p>
          </table:table-cell>
          <table:table-cell table:style-name="ce2" office:value-type="float" office:value="0.676968" calcext:value-type="float">
            <text:p>0.676968</text:p>
          </table:table-cell>
          <table:table-cell table:style-name="ce2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office:value-type="float" office:value="0.647389" calcext:value-type="float">
            <text:p>0.647389</text:p>
          </table:table-cell>
          <table:table-cell table:style-name="ce2" office:value-type="float" office:value="0.666968" calcext:value-type="float">
            <text:p>0.666968</text:p>
          </table:table-cell>
          <table:table-cell table:style-name="ce2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2" office:value-type="float" office:value="0.675256" calcext:value-type="float">
            <text:p>0.675256</text:p>
          </table:table-cell>
          <table:table-cell table:style-name="ce2" office:value-type="float" office:value="0.636041" calcext:value-type="float">
            <text:p>0.636041</text:p>
          </table:table-cell>
          <table:table-cell table:style-name="ce2" office:value-type="float" office:value="0.676557" calcext:value-type="float">
            <text:p>0.676557</text:p>
          </table:table-cell>
          <table:table-cell table:style-name="ce2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office:value-type="float" office:value="0.691277" calcext:value-type="float">
            <text:p>0.691277</text:p>
          </table:table-cell>
          <table:table-cell table:style-name="ce7" office:value-type="float" office:value="0.694692" calcext:value-type="float">
            <text:p>0.694692</text:p>
          </table:table-cell>
          <table:table-cell table:style-name="ce2" office:value-type="float" office:value="0.689779" calcext:value-type="float">
            <text:p>0.689779</text:p>
          </table:table-cell>
          <table:table-cell table:style-name="ce5" office:value-type="float" office:value="0.603924" calcext:value-type="float">
            <text:p>0.603924</text:p>
          </table:table-cell>
          <table:table-cell table:style-name="ce5" office:value-type="float" office:value="0.697411" calcext:value-type="float">
            <text:p>0.697411</text:p>
          </table:table-cell>
          <table:table-cell table:style-name="ce2" office:value-type="float" office:value="0.687332" calcext:value-type="float">
            <text:p>0.687332</text:p>
          </table:table-cell>
          <table:table-cell table:style-name="ce2" office:value-type="float" office:value="0.686774" calcext:value-type="float">
            <text:p>0.686774</text:p>
          </table:table-cell>
          <table:table-cell table:style-name="ce7" office:value-type="float" office:value="0.684103" calcext:value-type="float">
            <text:p>0.684103</text:p>
          </table:table-cell>
          <table:table-cell table:style-name="ce2" office:value-type="float" office:value="0.679422" calcext:value-type="float">
            <text:p>0.679422</text:p>
          </table:table-cell>
          <table:table-cell table:style-name="ce5" office:value-type="float" office:value="0.678829" calcext:value-type="float">
            <text:p>0.678829</text:p>
          </table:table-cell>
          <table:table-cell table:style-name="ce5" office:value-type="float" office:value="0.659763" calcext:value-type="float">
            <text:p>0.659763</text:p>
          </table:table-cell>
          <table:table-cell table:style-name="ce2" table:number-columns-repeated="2"/>
          <table:table-cell table:style-name="ce8"/>
          <table:table-cell table:style-name="ce2"/>
          <table:table-cell table:style-name="ce5"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office:value-type="float" office:value="0.669718" calcext:value-type="float">
            <text:p>0.669718</text:p>
          </table:table-cell>
          <table:table-cell table:style-name="ce2" office:value-type="float" office:value="0.678297" calcext:value-type="float">
            <text:p>0.678297</text:p>
          </table:table-cell>
          <table:table-cell table:style-name="ce2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2" office:value-type="float" office:value="0.688569" calcext:value-type="float">
            <text:p>0.688569</text:p>
          </table:table-cell>
          <table:table-cell table:style-name="ce2" office:value-type="float" office:value="0.641225" calcext:value-type="float">
            <text:p>0.641225</text:p>
          </table:table-cell>
          <table:table-cell table:style-name="ce2" office:value-type="float" office:value="0.657572" calcext:value-type="float">
            <text:p>0.657572</text:p>
          </table:table-cell>
          <table:table-cell table:style-name="ce2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office:value-type="float" office:value="0.685777" calcext:value-type="float">
            <text:p>0.685777</text:p>
          </table:table-cell>
          <table:table-cell table:style-name="ce2" office:value-type="float" office:value="0.692032" calcext:value-type="float">
            <text:p>0.692032</text:p>
          </table:table-cell>
          <table:table-cell table:style-name="ce2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table:number-columns-repeated="1012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office:value-type="float" office:value="0.673923" calcext:value-type="float">
            <text:p>0.673923</text:p>
          </table:table-cell>
          <table:table-cell table:style-name="ce2" office:value-type="float" office:value="0.687786" calcext:value-type="float">
            <text:p>0.687786</text:p>
          </table:table-cell>
          <table:table-cell table:style-name="ce2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table:number-columns-repeated="2"/>
          <table:table-cell table:style-name="ce5"/>
          <table:table-cell table:number-columns-repeated="1009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office:value-type="float" office:value="0.699915" calcext:value-type="float">
            <text:p>0.699915</text:p>
          </table:table-cell>
          <table:table-cell table:style-name="ce2" office:value-type="float" office:value="0.648962" calcext:value-type="float">
            <text:p>0.648962</text:p>
          </table:table-cell>
          <table:table-cell table:style-name="ce2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table:number-columns-repeated="1012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office:value-type="float" office:value="0.67201" calcext:value-type="float">
            <text:p>0.67201</text:p>
          </table:table-cell>
          <table:table-cell table:style-name="ce2" office:value-type="float" office:value="0.663536" calcext:value-type="float">
            <text:p>0.663536</text:p>
          </table:table-cell>
          <table:table-cell table:style-name="ce2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5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table:number-columns-repeated="1012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office:value-type="float" office:value="0.693688" calcext:value-type="float">
            <text:p>0.693688</text:p>
          </table:table-cell>
          <table:table-cell table:style-name="ce5" office:value-type="float" office:value="0.68215" calcext:value-type="float">
            <text:p>0.68215</text:p>
          </table:table-cell>
          <table:table-cell table:style-name="ce2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5"/>
          <table:table-cell table:number-columns-repeated="1011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office:value-type="float" office:value="0.698474" calcext:value-type="float">
            <text:p>0.698474</text:p>
          </table:table-cell>
          <table:table-cell table:style-name="ce2" office:value-type="float" office:value="0.707615" calcext:value-type="float">
            <text:p>0.707615</text:p>
          </table:table-cell>
          <table:table-cell table:style-name="ce2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table:number-columns-repeated="1012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office:value-type="float" office:value="0.680417" calcext:value-type="float">
            <text:p>0.680417</text:p>
          </table:table-cell>
          <table:table-cell table:style-name="ce2" office:value-type="float" office:value="0.707904" calcext:value-type="float">
            <text:p>0.707904</text:p>
          </table:table-cell>
          <table:table-cell table:style-name="ce2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table:number-columns-repeated="1012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office:value-type="float" office:value="0.69713" calcext:value-type="float">
            <text:p>0.69713</text:p>
          </table:table-cell>
          <table:table-cell table:style-name="ce2" office:value-type="float" office:value="0.672899" calcext:value-type="float">
            <text:p>0.672899</text:p>
          </table:table-cell>
          <table:table-cell table:style-name="ce2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table:number-columns-repeated="1012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office:value-type="float" office:value="0.686492" calcext:value-type="float">
            <text:p>0.686492</text:p>
          </table:table-cell>
          <table:table-cell table:style-name="ce2" office:value-type="float" office:value="0.692197" calcext:value-type="float">
            <text:p>0.692197</text:p>
          </table:table-cell>
          <table:table-cell table:style-name="ce2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5"/>
          <table:table-cell table:number-columns-repeated="1011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office:value-type="float" office:value="0.695406" calcext:value-type="float">
            <text:p>0.695406</text:p>
          </table:table-cell>
          <table:table-cell table:style-name="ce2" office:value-type="float" office:value="0.697559" calcext:value-type="float">
            <text:p>0.697559</text:p>
          </table:table-cell>
          <table:table-cell table:style-name="ce2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table:number-columns-repeated="1012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table:style-name="Default"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table:number-columns-repeated="1012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table:style-name="Default"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5"/>
          <table:table-cell table:number-columns-repeated="1011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table:style-name="Default"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table:style-name="Default"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table:number-columns-repeated="1012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table:style-name="Default"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table:number-columns-repeated="1012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table:style-name="Default"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table:number-columns-repeated="1012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table:style-name="Default"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table:number-columns-repeated="1012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table:style-name="Default"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table:number-columns-repeated="1012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table:style-name="Default"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table:number-columns-repeated="1012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table:style-name="Default"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table:number-columns-repeated="1012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table:style-name="Default"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table:number-columns-repeated="1012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table:style-name="Default"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table:number-columns-repeated="1012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table:style-name="Default"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table:number-columns-repeated="1012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table:style-name="Default"/>
          <table:table-cell table:number-columns-repeated="6"/>
          <table:table-cell office:value-type="float" office:value="0.685248" calcext:value-type="float">
            <text:p>0.685248</text:p>
          </table:table-cell>
          <table:table-cell table:number-columns-repeated="1014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table:style-name="Default"/>
          <table:table-cell table:number-columns-repeated="6"/>
          <table:table-cell office:value-type="float" office:value="0.676642" calcext:value-type="float">
            <text:p>0.676642</text:p>
          </table:table-cell>
          <table:table-cell table:number-columns-repeated="1014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table:style-name="Default"/>
          <table:table-cell table:number-columns-repeated="6"/>
          <table:table-cell office:value-type="float" office:value="0.689751" calcext:value-type="float">
            <text:p>0.689751</text:p>
          </table:table-cell>
          <table:table-cell table:number-columns-repeated="1014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table:style-name="Default"/>
          <table:table-cell table:number-columns-repeated="6"/>
          <table:table-cell office:value-type="float" office:value="0.693853" calcext:value-type="float">
            <text:p>0.693853</text:p>
          </table:table-cell>
          <table:table-cell table:number-columns-repeated="1014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table:style-name="Default"/>
          <table:table-cell table:number-columns-repeated="6"/>
          <table:table-cell office:value-type="float" office:value="0.688283" calcext:value-type="float">
            <text:p>0.688283</text:p>
          </table:table-cell>
          <table:table-cell table:number-columns-repeated="1014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table:style-name="Default"/>
          <table:table-cell table:number-columns-repeated="6"/>
          <table:table-cell office:value-type="float" office:value="0.640172" calcext:value-type="float">
            <text:p>0.640172</text:p>
          </table:table-cell>
          <table:table-cell table:number-columns-repeated="1014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table:style-name="Default"/>
          <table:table-cell table:number-columns-repeated="6"/>
          <table:table-cell office:value-type="float" office:value="0.687559" calcext:value-type="float">
            <text:p>0.687559</text:p>
          </table:table-cell>
          <table:table-cell table:number-columns-repeated="1014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table:style-name="Default"/>
          <table:table-cell table:number-columns-repeated="6"/>
          <table:table-cell office:value-type="float" office:value="0.677126" calcext:value-type="float">
            <text:p>0.677126</text:p>
          </table:table-cell>
          <table:table-cell table:number-columns-repeated="1014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table:style-name="Default"/>
          <table:table-cell table:number-columns-repeated="6"/>
          <table:table-cell office:value-type="float" office:value="0.686517" calcext:value-type="float">
            <text:p>0.686517</text:p>
          </table:table-cell>
          <table:table-cell table:number-columns-repeated="1014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table:style-name="Default"/>
          <table:table-cell table:number-columns-repeated="6"/>
          <table:table-cell office:value-type="float" office:value="0.670212" calcext:value-type="float">
            <text:p>0.670212</text:p>
          </table:table-cell>
          <table:table-cell table:number-columns-repeated="1014"/>
        </table:table-row>
      </table:table>
      <table:table table:name="f-AUC" table:style-name="ta1">
        <table:shapes>
          <draw:frame draw:z-index="0" draw:style-name="gr1" draw:text-style-name="P1" svg:width="8.5323in" svg:height="4.7992in" svg:x="12.1012in" svg:y="3.176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2283in" svg:y="8.2291in">
            <draw:object draw:notify-on-update-of-ranges="'f-AUC'.A3:'f-AUC'.A42 'f-AUC'.B2:'f-AUC'.B2 'f-AUC'.B3:'f-AUC'.B42 'f-AUC'.H2:'f-AUC'.H2 'f-AUC'.H3:'f-AUC'.H42 'f-AUC'.I2:'f-AUC'.I2 'f-AUC'.I3:'f-AUC'.I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0.9287in" svg:y="8.2276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3.5945in" svg:y="13.328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v22</text:p>
          </table:table-cell>
          <table:table-cell table:style-name="ce1" office:value-type="string" calcext:value-type="string">
            <text:p>V22_2</text:p>
          </table:table-cell>
          <table:table-cell table:style-name="ce1" office:value-type="string" calcext:value-type="string">
            <text:p>V22_3</text:p>
          </table:table-cell>
          <table:table-cell table:style-name="ce1" office:value-type="string" calcext:value-type="string">
            <text:p>V22_4</text:p>
          </table:table-cell>
          <table:table-cell table:style-name="ce1" office:value-type="string" calcext:value-type="string">
            <text:p>V22_5</text:p>
          </table:table-cell>
          <table:table-cell table:style-name="ce1" office:value-type="string" calcext:value-type="string">
            <text:p>v23</text:p>
          </table:table-cell>
          <table:table-cell table:style-name="ce1" office:value-type="string" calcext:value-type="string">
            <text:p>v24</text:p>
          </table:table-cell>
          <table:table-cell table:style-name="ce1" office:value-type="string" calcext:value-type="string">
            <text:p>V24_2</text:p>
          </table:table-cell>
          <table:table-cell table:style-name="ce1" office:value-type="string" calcext:value-type="string">
            <text:p>v25</text:p>
          </table:table-cell>
          <table:table-cell table:style-name="ce1" office:value-type="string" calcext:value-type="string">
            <text:p>v26</text:p>
          </table:table-cell>
          <table:table-cell table:style-name="ce1" office:value-type="string" calcext:value-type="string">
            <text:p>V27_2</text:p>
          </table:table-cell>
          <table:table-cell table:style-name="ce1" table:number-columns-repeated="1011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table:number-columns-repeated="1011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table:number-columns-repeated="1011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table:number-columns-repeated="1011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table:number-columns-repeated="1011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table:number-columns-repeated="1011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table:number-columns-repeated="1011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table:number-columns-repeated="1011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table:number-columns-repeated="1011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table:number-columns-repeated="1011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table:number-columns-repeated="1011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table:number-columns-repeated="1011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table:number-columns-repeated="1011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table:number-columns-repeated="1011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table:number-columns-repeated="1011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table:number-columns-repeated="1011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table:number-columns-repeated="1011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table:number-columns-repeated="1012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table:number-columns-repeated="1012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table:number-columns-repeated="1012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table:number-columns-repeated="1012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table:number-columns-repeated="1012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table:number-columns-repeated="1012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table:number-columns-repeated="1012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table:number-columns-repeated="1012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table:number-columns-repeated="1012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table:number-columns-repeated="1012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table:number-columns-repeated="1012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table:number-columns-repeated="1012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table:number-columns-repeated="1012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table:number-columns-repeated="1012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table:number-columns-repeated="1012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table:number-columns-repeated="1012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table:number-columns-repeated="1012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table:number-columns-repeated="1012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table:number-columns-repeated="1012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table:number-columns-repeated="1012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table:number-columns-repeated="1012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table:number-columns-repeated="1012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table:number-columns-repeated="1012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table:number-columns-repeated="1012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number-columns-repeated="7"/>
          <table:table-cell office:value-type="float" office:value="0.778778" calcext:value-type="float">
            <text:p>0.778778</text:p>
          </table:table-cell>
          <table:table-cell table:number-columns-repeated="1014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number-columns-repeated="7"/>
          <table:table-cell office:value-type="float" office:value="0.779096" calcext:value-type="float">
            <text:p>0.779096</text:p>
          </table:table-cell>
          <table:table-cell table:number-columns-repeated="1014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number-columns-repeated="7"/>
          <table:table-cell office:value-type="float" office:value="0.774501" calcext:value-type="float">
            <text:p>0.774501</text:p>
          </table:table-cell>
          <table:table-cell table:number-columns-repeated="1014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number-columns-repeated="7"/>
          <table:table-cell office:value-type="float" office:value="0.777648" calcext:value-type="float">
            <text:p>0.777648</text:p>
          </table:table-cell>
          <table:table-cell table:number-columns-repeated="1014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number-columns-repeated="7"/>
          <table:table-cell office:value-type="float" office:value="0.770237" calcext:value-type="float">
            <text:p>0.770237</text:p>
          </table:table-cell>
          <table:table-cell table:number-columns-repeated="1014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number-columns-repeated="7"/>
          <table:table-cell office:value-type="float" office:value="0.778975" calcext:value-type="float">
            <text:p>0.778975</text:p>
          </table:table-cell>
          <table:table-cell table:number-columns-repeated="1014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number-columns-repeated="7"/>
          <table:table-cell office:value-type="float" office:value="0.773904" calcext:value-type="float">
            <text:p>0.773904</text:p>
          </table:table-cell>
          <table:table-cell table:number-columns-repeated="1014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number-columns-repeated="7"/>
          <table:table-cell office:value-type="float" office:value="0.773116" calcext:value-type="float">
            <text:p>0.773116</text:p>
          </table:table-cell>
          <table:table-cell table:number-columns-repeated="1014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number-columns-repeated="7"/>
          <table:table-cell office:value-type="float" office:value="0.778906" calcext:value-type="float">
            <text:p>0.778906</text:p>
          </table:table-cell>
          <table:table-cell table:number-columns-repeated="1014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number-columns-repeated="7"/>
          <table:table-cell office:value-type="float" office:value="0.768858" calcext:value-type="float">
            <text:p>0.768858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42])" office:value-type="float" office:value="0.792127" calcext:value-type="float">
            <text:p>0.792127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table:formula="of:=MAX([.H3:.H42])" office:value-type="float" office:value="0.787775" calcext:value-type="float">
            <text:p>0.787775</text:p>
          </table:table-cell>
          <table:table-cell table:formula="of:=MAX([.I3:.I52])" office:value-type="float" office:value="0.785809" calcext:value-type="float">
            <text:p>0.785809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number-columns-repeated="1012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11.4957in" svg:y="0.1622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6.4587in" svg:y="5.4866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874in" svg:y="10.8457in">
            <draw:object draw:notify-on-update-of-ranges="'F1-mean f-AUC'.B2:'F1-mean f-AUC'.B2 'F1-mean f-AUC'.B3:'F1-mean f-AUC'.B42 'F1-mean f-AUC'.H2:'F1-mean f-AUC'.H2 'F1-mean f-AUC'.H3:'F1-mean f-AUC'.H42 'F1-mean f-AUC'.I2:'F1-mean f-AUC'.I2 'F1-mean f-AUC'.I3:'F1-mean f-AUC'.I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7.1386in" svg:y="16.2295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v22</text:p>
          </table:table-cell>
          <table:table-cell table:style-name="ce1" office:value-type="string" calcext:value-type="string">
            <text:p>V22_2</text:p>
          </table:table-cell>
          <table:table-cell table:style-name="ce1" office:value-type="string" calcext:value-type="string">
            <text:p>V22_3</text:p>
          </table:table-cell>
          <table:table-cell table:style-name="ce1" office:value-type="string" calcext:value-type="string">
            <text:p>V22_4</text:p>
          </table:table-cell>
          <table:table-cell table:style-name="ce1" office:value-type="string" calcext:value-type="string">
            <text:p>V22_5</text:p>
          </table:table-cell>
          <table:table-cell table:style-name="ce1" office:value-type="string" calcext:value-type="string">
            <text:p>v23</text:p>
          </table:table-cell>
          <table:table-cell table:style-name="ce1" office:value-type="string" calcext:value-type="string">
            <text:p>v24</text:p>
          </table:table-cell>
          <table:table-cell table:style-name="ce1" office:value-type="string" calcext:value-type="string">
            <text:p>V24_2</text:p>
          </table:table-cell>
          <table:table-cell table:style-name="ce1" office:value-type="string" calcext:value-type="string">
            <text:p>v25</text:p>
          </table:table-cell>
          <table:table-cell table:style-name="ce1" office:value-type="string" calcext:value-type="string">
            <text:p>v26</text:p>
          </table:table-cell>
          <table:table-cell table:style-name="ce1" office:value-type="string" calcext:value-type="string">
            <text:p>V27_2</text:p>
          </table:table-cell>
          <table:table-cell table:style-name="ce1" table:number-columns-repeated="1011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number-columns-repeated="1011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number-columns-repeated="1011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number-columns-repeated="1011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number-columns-repeated="1011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number-columns-repeated="1011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number-columns-repeated="1011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number-columns-repeated="1011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number-columns-repeated="1011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number-columns-repeated="1011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number-columns-repeated="1011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number-columns-repeated="1011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number-columns-repeated="1011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number-columns-repeated="1011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number-columns-repeated="1011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number-columns-repeated="1011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number-columns-repeated="1011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number-columns-repeated="1012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number-columns-repeated="1012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number-columns-repeated="1012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number-columns-repeated="1012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number-columns-repeated="1012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number-columns-repeated="1012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number-columns-repeated="1012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number-columns-repeated="1012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number-columns-repeated="1012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number-columns-repeated="1012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number-columns-repeated="1012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number-columns-repeated="1012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number-columns-repeated="1012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number-columns-repeated="1012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number-columns-repeated="1012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number-columns-repeated="1012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number-columns-repeated="1012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number-columns-repeated="1012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number-columns-repeated="1012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number-columns-repeated="1012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number-columns-repeated="1012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number-columns-repeated="1012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number-columns-repeated="1012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number-columns-repeated="1012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number-columns-repeated="7"/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table:number-columns-repeated="1014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number-columns-repeated="7"/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1014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number-columns-repeated="7"/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1014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number-columns-repeated="7"/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1014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number-columns-repeated="7"/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1014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number-columns-repeated="7"/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1014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number-columns-repeated="7"/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1014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number-columns-repeated="7"/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1014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number-columns-repeated="7"/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1014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number-columns-repeated="7"/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5">00/00/0000</text:date>, <text:time style:data-style-name="N2" text:time-value="17:53:09.658314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1-15T18:10:22.509590094</dc:date>
    <meta:editing-duration>P22DT17H24M7S</meta:editing-duration>
    <meta:editing-cycles>312</meta:editing-cycles>
    <meta:generator>LibreOffice/7.0.4.2$Linux_X86_64 LibreOffice_project/00$Build-2</meta:generator>
    <meta:document-statistic meta:table-count="3" meta:cell-count="1482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2:'F1-mean f-AUC'.F4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2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679cm" style:legend-expansion="high" chart:style-name="ch3"/>
        <chart:plot-area chart:style-name="ch4" table:cell-range-address="'F1-mean f-AUC'.B2:'F1-mean f-AUC'.B42 'F1-mean f-AUC'.H2:'F1-mean f-AUC'.H42 'F1-mean f-AUC'.I2:'F1-mean f-AUC'.I52" chart:data-source-has-labels="row" svg:x="0.46cm" svg:y="1.433cm" svg:width="19.783cm" svg:height="11.26cm">
          <chart:coordinate-region svg:x="1.372cm" svg:y="1.632cm" svg:width="18.871cm" svg:height="10.4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H3:'F1-mean f-AUC'.H42" chart:label-cell-address="'F1-mean f-AUC'.H2:'F1-mean f-AUC'.H2" chart:class="chart:line">
            <chart:data-point chart:repeated="40"/>
          </chart:series>
          <chart:series chart:style-name="ch10" chart:values-cell-range-address="'F1-mean f-AUC'.I3:'F1-mean f-AUC'.I52" chart:label-cell-address="'F1-mean f-AUC'.I2:'F1-mean f-AUC'.I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42</svg:desc>
                </draw:g>
              </table:table-cell>
              <table:table-cell office:value-type="float" office:value="0">
                <text:p>0</text:p>
                <draw:g>
                  <svg:desc>'F1-mean f-AUC'.I3:'F1-mean f-AUC'.I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512697823672">
                <text:p>0.364512697823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13183665742">
                <text:p>0.36213183665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836680606207">
                <text:p>0.364836680606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682318084731">
                <text:p>0.366682318084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478754539533">
                <text:p>0.363478754539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39276177873">
                <text:p>0.35139276177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090408266237">
                <text:p>0.364090408266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72130593377">
                <text:p>0.360972130593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899561697885">
                <text:p>0.364899561697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07699270779">
                <text:p>0.358076992707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5.355cm" style:legend-expansion="high" chart:style-name="ch3"/>
        <chart:plot-area chart:style-name="ch4" table:cell-range-address="'f-AUC'.A3:'f-AUC'.B42 'f-AUC'.A2:'f-AUC'.B2 'f-AUC'.H2:'f-AUC'.H42 'f-AUC'.I2:'f-AUC'.I5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H3:'f-AUC'.H42" chart:label-cell-address="'f-AUC'.H2:'f-AUC'.H2" chart:class="chart:line">
            <chart:data-point chart:repeated="40"/>
          </chart:series>
          <chart:series chart:style-name="ch10" chart:values-cell-range-address="'f-AUC'.I3:'f-AUC'.I52" chart:label-cell-address="'f-AUC'.I2:'f-AUC'.I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49216">
                <text:p>0.649216</text:p>
                <draw:g>
                  <svg:desc>'f-AUC'.I3:'f-AUC'.I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8778">
                <text:p>0.778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9096">
                <text:p>0.779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4501">
                <text:p>0.774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648">
                <text:p>0.777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0237">
                <text:p>0.770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8975">
                <text:p>0.778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3904">
                <text:p>0.773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3116">
                <text:p>0.773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8906">
                <text:p>0.778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8858">
                <text:p>0.7688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